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1000000D0825C565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graphics1" text:anchor-type="paragraph" svg:width="8.491cm" svg:height="5.502cm" draw:z-index="0"><draw:image xlink:href="Pictures/1000020100000141000000D0825C565A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graphics2" text:anchor-type="paragraph" svg:width="8.491cm" svg:height="5.502cm" draw:z-index="1"><draw:image xlink:href="Pictures/1000020100000141000000D0825C565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3" text:anchor-type="paragraph" svg:width="8.491cm" svg:height="5.502cm" draw:z-index="2"><draw:image xlink:href="Pictures/1000020100000141000000D0825C565A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graphics4" text:anchor-type="paragraph" svg:width="8.491cm" svg:height="5.502cm" draw:z-index="3"><draw:image xlink:href="Pictures/1000020100000141000000D0825C565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5" text:anchor-type="paragraph" svg:width="8.491cm" svg:height="5.502cm" draw:z-index="4"><draw:image xlink:href="Pictures/1000020100000141000000D0825C565A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graphics6" text:anchor-type="paragraph" svg:width="8.491cm" svg:height="5.502cm" draw:z-index="5"><draw:image xlink:href="Pictures/1000020100000141000000D0825C565A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3:40:38</meta:creation-date>
    <dc:date>2013-03-24T13:43:13</dc:date>
    <meta:editing-duration>P0D</meta:editing-duration>
    <meta:editing-cycles>1</meta:editing-cycles>
    <meta:document-statistic meta:table-count="1" meta:image-count="6" meta:object-count="0" meta:page-count="1" meta:paragraph-count="0" meta:word-count="0" meta:character-count="0" meta:non-whitespace-character-count="0"/>
    <meta:generator>LibreOffice/4.0.1.2$Linux_X86_64 LibreOffice_project/400m0$Build-2</meta:generator>
  </office:meta>
</office:document-meta>
</file>